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8-13_10-38-38_000.jpg</text:p>
          </table:table-cell>
          <table:table-cell table:style-name="ce26" office:value-type="string">
            <text:p>:m :? #*# / topic=化学 / content=「フッ化水素」。代替物。または、代替技術。何か？ / status=~ / id=~,genre=~,other=~,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? #*# / topic=化学 / content=「フッ化水素」。代替物。または、代替技術。何か？ / status=~ / id=~,genre=~,other=~,">
            <text:p>:m :? #*# / topic=化学 / content=「フッ化水素」。代替物。または、代替技術。何か？ / status=~ / id=~,genre=~,other=~,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7" office:value-type="string">
            <text:p>2023-08-13_07-25-05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7" office:value-type="string">
            <text:p>2023-08-13_01-10-31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2023-08-12_21-21-33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7];CONCATENATE([.C7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8-12_21-21-3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7" office:value-type="string">
            <text:p>2023-08-13_11-44-3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 office:value-type="string">
            <text:p>2023-08-13_07-33-1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 office:value-type="string">
            <text:p>2023-08-12_18-26-29_000.mp4</text:p>
          </table:table-cell>
          <table:table-cell table:style-name="ce26" office:value-type="string">
            <text:p>:VIDEO / @自室 / 記録 / jap.flute / 演奏、play / R=1 / genre=melody:,for=,file-piece-id=~,memo=~,session=hour-18,recording-id=~,other=~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8" office:value-type="string">
            <text:p>2023-08-12_18-27-32_000.mp4</text:p>
          </table:table-cell>
          <table:table-cell table:style-name="ce26" office:value-type="string">
            <text:p>:VIDEO / @自室 / 記録 / jap.flute / 演奏、play / R=2 / genre=melody: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2 / genre=melody:,for=,file-piece-id=~,memo=~,session=hour-18,recording-id=~,other=~ / follow+">
            <text:p>:VIDEO / @自室 / 記録 / jap.flute / 演奏、play / R=2 / genre=melody:,for=,file-piece-id=~,memo=~,session=hour-18,recording-id=~,other=~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8-12_18-29-04_000.mp4</text:p>
          </table:table-cell>
          <table:table-cell table:style-name="ce26" office:value-type="string">
            <text:p>:VIDEO / @自室 / 記録 / jap.flute / 演奏、play / R=3 / genre=melody: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3 / genre=melody:,for=,file-piece-id=~,memo=~,session=hour-18,recording-id=~,other=~ / follow+">
            <text:p>:VIDEO / @自室 / 記録 / jap.flute / 演奏、play / R=3 / genre=melody:,for=,file-piece-id=~,memo=~,session=hour-18,recording-id=~,other=~ / follow+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7" office:value-type="float" office:value="10">
            <text:p>10</text:p>
          </table:table-cell>
          <table:table-cell table:style-name="ce18" office:value-type="string">
            <text:p>2023-08-13_10-38-45_000.jpg</text:p>
          </table:table-cell>
          <table:table-cell table:style-name="ce26" office:value-type="string">
            <text:p>:m :th,mysl / topic=やっていることについて / content=今時点に於いて。神様からの指示、か：①物理について、いまやっていること。②発達障害についての、調べ。,id=~,other=~ / lang=ja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th,mysl / topic=やっていることについて / content=今時点に於いて。神様からの指示、か：①物理について、いまやっていること。②発達障害についての、調べ。,id=~,other=~ / lang=ja">
            <text:p>:m :th,mysl / topic=やっていることについて / content=今時点に於いて。神様からの指示、か：①物理について、いまやっていること。②発達障害についての、調べ。,id=~,other=~ / lang=ja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7" office:value-type="string">
            <text:p>2023-08-13_10-39-00_000.jpg</text:p>
          </table:table-cell>
          <table:table-cell table:style-name="ce26" office:value-type="string">
            <text:p>:m :? #*# / topic=重力。引力。 / content=地球を、いくつかに区切る。それぞれの区画。地表にいる人間と、引き合う。全体として、引力、いかほど。 / status=~ / id=~,genre=~,other=~,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? #*# / topic=重力。引力。 / content=地球を、いくつかに区切る。それぞれの区画。地表にいる人間と、引き合う。全体として、引力、いかほど。 / status=~ / id=~,genre=~,other=~,">
            <text:p>:m :? #*# / topic=重力。引力。 / content=地球を、いくつかに区切る。それぞれの区画。地表にいる人間と、引き合う。全体として、引力、いかほど。 / status=~ / id=~,genre=~,other=~,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8-13_10-44-46_000.jpg</text:p>
          </table:table-cell>
          <table:table-cell table:style-name="ce26" office:value-type="string">
            <text:p>:m :? #*# / topic=医学：口内菌。どんなもの、存在？；化学：ゴム。なぜ、伸びるのか？；韓国人。コメの、消費量。；韓国。米どころ、どこか？ / content=~ / status=~ / id=~,genre=~,other=~, || :m :? #*# / topic=数学 / content=二項係数。それぞれ、unique か？ / status=~ / <text:s/>|| :m :? #*# / topic=数学 / content=(y=(1/x^a)):y の、ｎ回微分。ｎが無限大。微分値の、極限は？ || :m :haja,lets / action activity / やること / genre=書く / content=冷害　＝＞　身売り。の間に、もう１段階、ある。小作料。減免なし。,other=~ || :m :? #*# / topic=~ / content=ヒアルロン酸。似た成分は？ / status=~ / id=~,genre=~,other=~, || :m :? #*# / topic=数学 / content=(A=2^x):Aの桁数。ｘとの関係は？ / status=~ / id=~,genre=~,other=~,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:? #*# / topic=医学：口内菌。どんなもの、存在？；化学：ゴム。なぜ、伸びるのか？；韓国人。コメの、消費量。；韓国。米どころ、どこか？ / content=~ / status=~ / id=~,genre=~,other=~, || :m :? #*# / topic=数学 / content=二項係数。それぞれ、unique か？ / status=~ /  || :m :? #*# / topic=数学 / content=(y=(1/x^a)):y の、ｎ回微分。ｎが無限大。微分値の、極限は？ || :m :haja,lets / action activity / やること / genre=書く / content=冷害　＝＞　身売り。の間に、もう１段階、ある。小作料。減免なし。,other=~ || :m :? #*# / topic=~ / content=ヒアルロン酸。似た成分は？ / status=~ / id=~,genre=~,other=~, || :m :? #*# / topic=数学 / content=(A=2^x):Aの桁数。ｘとの関係は？ / status=~ / id=~,genre=~,other=~,">
            <text:p>:m :? #*# / topic=医学：口内菌。どんなもの、存在？；化学：ゴム。なぜ、伸びるのか？；韓国人。コメの、消費量。；韓国。米どころ、どこか？ / content=~ / status=~ / id=~,genre=~,other=~, || :m :? #*# / topic=数学 / content=二項係数。それぞれ、unique か？ / status=~ / <text:s/>|| :m :? #*# / topic=数学 / content=(y=(1/x^a)):y の、ｎ回微分。ｎが無限大。微分値の、極限は？ || :m :haja,lets / action activity / やること / genre=書く / content=冷害　＝＞　身売り。の間に、もう１段階、ある。小作料。減免なし。,other=~ || :m :? #*# / topic=~ / content=ヒアルロン酸。似た成分は？ / status=~ / id=~,genre=~,other=~, || :m :? #*# / topic=数学 / content=(A=2^x):Aの桁数。ｘとの関係は？ / status=~ / id=~,genre=~,other=~,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7" office:value-type="string">
            <text:p>2023-08-13_15-23-56_000.jpg</text:p>
          </table:table-cell>
          <table:table-cell table:style-name="ce26" office:value-type="string">
            <text:p>:m 1*3 task / id=69QL, topic=programming:pattern-recognition;サイコロ, genre=programming / w=ポアソン分布；,other=memo+:seg:seg-id.NPFG(nowa);found+:ポアソン分布。各kごとの値；q+:q-id.31WQ(nowa):ポアソン分布；memo+:対数。積分；calc+:ポアソン分布。積分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3 task / id=69QL, topic=programming:pattern-recognition;サイコロ, genre=programming / w=ポアソン分布；,other=memo+:seg:seg-id.NPFG(nowa);found+:ポアソン分布。各kごとの値；q+:q-id.31WQ(nowa):ポアソン分布；memo+:対数。積分；calc+:ポアソン分布。積分；">
            <text:p>:m 1*3 task / id=69QL, topic=programming:pattern-recognition;サイコロ, genre=programming / w=ポアソン分布；,other=memo+:seg:seg-id.NPFG(nowa);found+:ポアソン分布。各kごとの値；q+:q-id.31WQ(nowa):ポアソン分布；memo+:対数。積分；calc+:ポアソン分布。積分；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7" office:value-type="string">
            <text:p>2023-08-13_15-24-11_000.jpg</text:p>
          </table:table-cell>
          <table:table-cell table:style-name="ce26" office:value-type="string">
            <text:p>:m 2*3 task / id=69QL, topic=programming:pattern-recognition;サイコロ, genre=programming / w=ポアソン分布；,other=calc+:ポアソン分布。積分；conc+;found+:ポアソン分布。特徴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2*3 task / id=69QL, topic=programming:pattern-recognition;サイコロ, genre=programming / w=ポアソン分布；,other=calc+:ポアソン分布。積分；conc+;found+:ポアソン分布。特徴">
            <text:p>:m 2*3 task / id=69QL, topic=programming:pattern-recognition;サイコロ, genre=programming / w=ポアソン分布；,other=calc+:ポアソン分布。積分；conc+;found+:ポアソン分布。特徴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17" office:value-type="string">
            <text:p>2023-08-13_15-24-22_000.jpg</text:p>
          </table:table-cell>
          <table:table-cell table:style-name="ce26" office:value-type="string">
            <text:p>:m 3*3 task / id=69QL, topic=programming:pattern-recognition;ポアソン分布。計算。ガチャ；, genre=programming / w=ポアソン分布；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3*3 task / id=69QL, topic=programming:pattern-recognition;ポアソン分布。計算。ガチャ；, genre=programming / w=ポアソン分布；,other=~">
            <text:p>:m 3*3 task / id=69QL, topic=programming:pattern-recognition;ポアソン分布。計算。ガチャ；, genre=programming / w=ポアソン分布；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7">
            <text:p>17</text:p>
          </table:table-cell>
          <table:table-cell table:style-name="ce18" office:value-type="string">
            <text:p>2023-08-13_15-26-45_000.jpg</text:p>
          </table:table-cell>
          <table:table-cell table:style-name="ce26" office:value-type="string">
            <text:p>:m #*# RES / free# S87DP9 記事読み / id~browser~media~machine=OHAX~yan~ya-cns~DT / theme=~,content=~,w=スマート装備製造；ハイテクスマートハードウェア；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RES / free# S87DP9 記事読み / id~browser~media~machine=OHAX~yan~ya-cns~DT / theme=~,content=~,w=スマート装備製造；ハイテクスマートハードウェア； / genre=~ / other=~">
            <text:p>:m #*# RES / free# S87DP9 記事読み / id~browser~media~machine=OHAX~yan~ya-cns~DT / theme=~,content=~,w=スマート装備製造；ハイテクスマートハードウェア； / genre=~ / 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8">
            <text:p>18</text:p>
          </table:table-cell>
          <table:table-cell table:style-name="ce10" office:value-type="string">
            <text:p>2023-08-13_15-27-00_000.jpg</text:p>
          </table:table-cell>
          <table:table-cell table:style-name="ce26" office:value-type="string">
            <text:p>:m #*# RES / free# S87DP9 記事読み / id~browser~media~machine=F3JC~yan~ya-クーリエ~NT / theme=中国EV市場；推移；計算。推定,content=~,w=~ / genre=~ / other=found+:EV市場。年に５％成長。現在、３３％。９年後、５１．７１％;q+:成長する市場。縮小する市場。それぞれで、シェアを求める；memo+:中国。国内販売。台数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#*# RES / free# S87DP9 記事読み / id~browser~media~machine=F3JC~yan~ya-クーリエ~NT / theme=中国EV市場；推移；計算。推定,content=~,w=~ / genre=~ / other=found+:EV市場。年に５％成長。現在、３３％。９年後、５１．７１％;q+:成長する市場。縮小する市場。それぞれで、シェアを求める；memo+:中国。国内販売。台数；">
            <text:p>:m #*# RES / free# S87DP9 記事読み / id~browser~media~machine=F3JC~yan~ya-クーリエ~NT / theme=中国EV市場；推移；計算。推定,content=~,w=~ / genre=~ / other=found+:EV市場。年に５％成長。現在、３３％。９年後、５１．７１％;q+:成長する市場。縮小する市場。それぞれで、シェアを求める；memo+:中国。国内販売。台数；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3">2023/08/13</text:date>, <text:time>19:05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3T19:05:50.09</dc:date>
    <dc:creator>岩淵 謙</dc:creator>
    <meta:editing-duration>P58DT6H40M21S</meta:editing-duration>
    <meta:editing-cycles>19455</meta:editing-cycles>
    <meta:document-statistic meta:table-count="2" meta:cell-count="928" meta:object-count="0"/>
    <meta:user-defined meta:name="qrichtext">1</meta:user-defined>
  </office:meta>
</office:document-meta>
</file>